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50000031E4F4D27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276a34"/>
    </style:style>
    <style:style style:name="P2" style:family="paragraph" style:parent-style-name="Standard">
      <style:text-properties style:font-name="Ubuntu Sans Mono" fo:font-weight="bold" officeooo:rsid="00129460" officeooo:paragraph-rsid="00276a34" style:font-weight-asian="bold" style:font-weight-complex="bold"/>
    </style:style>
    <style:style style:name="P3" style:family="paragraph" style:parent-style-name="Heading_20_3">
      <style:text-properties style:font-name="Ubuntu Sans Mono" officeooo:rsid="00129460" officeooo:paragraph-rsid="00129460"/>
    </style:style>
    <style:style style:name="P4" style:family="paragraph" style:parent-style-name="Standard">
      <style:text-properties style:font-name="Ubuntu Sans Mono" officeooo:rsid="001e21fa" officeooo:paragraph-rsid="001e21fa"/>
    </style:style>
    <style:style style:name="P5" style:family="paragraph" style:parent-style-name="Heading_20_3">
      <style:paragraph-properties fo:break-before="page"/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6" style:family="paragraph" style:parent-style-name="Text_20_body"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7" style:family="paragraph" style:parent-style-name="Text_20_body">
      <style:text-properties style:font-name="Ubuntu Sans Mono" officeooo:rsid="00129460" officeooo:paragraph-rsid="0012946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2">3. Scale up</text:p>
      <text:p text:style-name="P2"/>
      <text:h text:style-name="P3" text:outline-level="3"><draw:frame draw:style-name="fr1" draw:name="Image1" text:anchor-type="char" svg:width="14.639cm" svg:height="21.916cm" draw:z-index="0"><draw:image xlink:href="Pictures/10000001000002150000031E4F4D2785.png" xlink:type="simple" xlink:show="embed" xlink:actuate="onLoad" draw:mime-type="image/png"/></draw:frame></text:h>
      <text:p text:style-name="P4"/>
      <text:h text:style-name="P5" text:outline-level="3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8T19:26:41.136970722</dc:date>
    <meta:editing-duration>PT32M9S</meta:editing-duration>
    <meta:editing-cycles>4</meta:editing-cycles>
    <meta:generator>LibreOffice/25.2.6.2$Linux_X86_64 LibreOffice_project/40d1a0e1d5bdf1afaeae24d9ece32bbb00fa66a4</meta:generator>
    <meta:document-statistic meta:table-count="0" meta:image-count="1" meta:object-count="0" meta:page-count="2" meta:paragraph-count="2" meta:word-count="4" meta:character-count="36" meta:non-whitespace-character-count="34"/>
  </office:meta>
</office:document-meta>
</file>